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7mm"/>
    </style:style>
    <style:style style:name="co2" style:family="table-column">
      <style:table-column-properties fo:break-before="auto" style:column-width="19.37mm"/>
    </style:style>
    <style:style style:name="co3" style:family="table-column">
      <style:table-column-properties fo:break-before="auto" style:column-width="20.18mm"/>
    </style:style>
    <style:style style:name="co4" style:family="table-column">
      <style:table-column-properties fo:break-before="auto" style:column-width="22.07mm"/>
    </style:style>
    <style:style style:name="co5" style:family="table-column">
      <style:table-column-properties fo:break-before="auto" style:column-width="11.02mm"/>
    </style:style>
    <style:style style:name="co6" style:family="table-column">
      <style:table-column-properties fo:break-before="auto" style:column-width="35.24mm"/>
    </style:style>
    <style:style style:name="co7" style:family="table-column">
      <style:table-column-properties fo:break-before="auto" style:column-width="39.18mm"/>
    </style:style>
    <style:style style:name="co8" style:family="table-column">
      <style:table-column-properties fo:break-before="auto" style:column-width="24.8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2.72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18.13mm"/>
    </style:style>
    <style:style style:name="co13" style:family="table-column">
      <style:table-column-properties fo:break-before="auto" style:column-width="23.67mm"/>
    </style:style>
    <style:style style:name="co14" style:family="table-column">
      <style:table-column-properties fo:break-before="auto" style:column-width="19.05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ccccff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0pt" fo:language="en" fo:country="US" style:font-size-asian="10pt" style:font-size-complex="10pt"/>
    </style:style>
    <style:style style:name="ce9" style:family="table-cell" style:parent-style-name="Default" style:data-style-name="N107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8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102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whole-number() and cell-content()=0" table:allow-empty-cell="true" table:base-cell-address="'Data Sheet'.A1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Data 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0"/>
        <table:table-column table:style-name="co9" table:default-cell-style-name="ce2"/>
        <table:table-column table:style-name="co10" table:default-cell-style-name="ce2"/>
        <table:table-column table:style-name="co11" table:default-cell-style-name="ce13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st Name</text:p>
          </table:table-cell>
          <table:table-cell table:style-name="ce3" office:value-type="string" calcext:value-type="string">
            <text:p>First Name</text:p>
          </table:table-cell>
          <table:table-cell table:style-name="ce6" office:value-type="string" calcext:value-type="string">
            <text:p>Birthday</text:p>
          </table:table-cell>
          <table:table-cell table:style-name="ce6" office:value-type="string" calcext:value-type="string">
            <text:p>Age</text:p>
          </table:table-cell>
          <table:table-cell table:style-name="ce9" office:value-type="string" calcext:value-type="string">
            <text:p>Phone number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11" office:value-type="string" calcext:value-type="string">
            <text:p>state</text:p>
          </table:table-cell>
          <table:table-cell table:style-name="ce12" office:value-type="string" calcext:value-type="string">
            <text:p>zip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ocation</text:p>
          </table:table-cell>
          <table:table-cell table:style-name="ce11" office:value-type="string" calcext:value-type="string">
            <text:p>Salar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aylor</text:p>
          </table:table-cell>
          <table:table-cell office:value-type="string" calcext:value-type="string">
            <text:p>Mark</text:p>
          </table:table-cell>
          <table:table-cell table:style-name="ce7" office:value-type="date" office:date-value="1969-08-30" calcext:value-type="date">
            <text:p>30/08/1969</text:p>
          </table:table-cell>
          <table:table-cell table:style-name="ce8" table:formula="of:=(TODAY()-[.D5])/365.25" office:value-type="float" office:value="49.596167008898" calcext:value-type="float">
            <text:p>50</text:p>
          </table:table-cell>
          <table:table-cell table:style-name="ce5" office:value-type="float" office:value="5055552839" calcext:value-type="float">
            <text:p>(505) 555-2839</text:p>
          </table:table-cell>
          <table:table-cell table:style-name="ce2" office:value-type="string" calcext:value-type="string">
            <text:p>3957 Willow</text:p>
          </table:table-cell>
          <table:table-cell table:style-name="ce2" office:value-type="string" calcext:value-type="string">
            <text:p>Georgetown</text:p>
          </table:table-cell>
          <table:table-cell table:style-name="ce1" office:value-type="string" calcext:value-type="string">
            <text:p>MI</text:p>
          </table:table-cell>
          <table:table-cell table:style-name="ce10" table:content-validation-name="val1" office:value-type="float" office:value="4317" calcext:value-type="float">
            <text:p>04317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Detroit</text:p>
          </table:table-cell>
          <table:table-cell table:style-name="ce13" office:value-type="currency" office:currency="USD" office:value="43000" calcext:value-type="currency">
            <text:p>$4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illiams</text:p>
          </table:table-cell>
          <table:table-cell office:value-type="string" calcext:value-type="string">
            <text:p>Michael</text:p>
          </table:table-cell>
          <table:table-cell table:style-name="ce7" office:value-type="date" office:date-value="1966-05-08" calcext:value-type="date">
            <text:p>08/05/1966</text:p>
          </table:table-cell>
          <table:table-cell table:style-name="ce8" table:formula="of:=(TODAY()-[.D6])/365.25" office:value-type="float" office:value="52.9089664613279" calcext:value-type="float">
            <text:p>53</text:p>
          </table:table-cell>
          <table:table-cell table:style-name="ce5" office:value-type="float" office:value="2125551234" calcext:value-type="float">
            <text:p>(212) 555-1234</text:p>
          </table:table-cell>
          <table:table-cell table:style-name="ce2" office:value-type="string" calcext:value-type="string">
            <text:p>35123 Main st.</text:p>
          </table:table-cell>
          <table:table-cell table:style-name="ce2" office:value-type="string" calcext:value-type="string">
            <text:p>Springfield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72000" calcext:value-type="currency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vis</text:p>
          </table:table-cell>
          <table:table-cell office:value-type="string" calcext:value-type="string">
            <text:p>Richard</text:p>
          </table:table-cell>
          <table:table-cell table:style-name="ce7" office:value-type="date" office:date-value="1981-03-03" calcext:value-type="date">
            <text:p>03/03/1981</text:p>
          </table:table-cell>
          <table:table-cell table:style-name="ce8" table:formula="of:=(TODAY()-[.D7])/365.25" office:value-type="float" office:value="38.0889801505818" calcext:value-type="float">
            <text:p>38</text:p>
          </table:table-cell>
          <table:table-cell table:style-name="ce5" office:value-type="float" office:value="8585553053" calcext:value-type="float">
            <text:p>(858) 555-3053</text:p>
          </table:table-cell>
          <table:table-cell table:style-name="ce2" office:value-type="string" calcext:value-type="string">
            <text:p>3837 Ash</text:p>
          </table:table-cell>
          <table:table-cell table:style-name="ce2" office:value-type="string" calcext:value-type="string">
            <text:p>Fairview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35829" calcext:value-type="float">
            <text:p>35829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54000" calcext:value-type="currency">
            <text:p>$54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lizabeth</text:p>
          </table:table-cell>
          <table:table-cell table:style-name="ce7" office:value-type="date" office:date-value="1990-10-28" calcext:value-type="date">
            <text:p>28/10/1990</text:p>
          </table:table-cell>
          <table:table-cell table:style-name="ce8" table:formula="of:=(TODAY()-[.D8])/365.25" office:value-type="float" office:value="28.435318275154" calcext:value-type="float">
            <text:p>28</text:p>
          </table:table-cell>
          <table:table-cell table:style-name="ce5" office:value-type="float" office:value="9715555758" calcext:value-type="float">
            <text:p>(971) 555-5758</text:p>
          </table:table-cell>
          <table:table-cell table:style-name="ce2" office:value-type="string" calcext:value-type="string">
            <text:p>1323 Chestnut</text:p>
          </table:table-cell>
          <table:table-cell table:style-name="ce2" office:value-type="string" calcext:value-type="string">
            <text:p>Oxford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2304" calcext:value-type="float">
            <text:p>02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28000" calcext:value-type="currency">
            <text:p>$28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David</text:p>
          </table:table-cell>
          <table:table-cell table:style-name="ce7" office:value-type="date" office:date-value="1955-09-09" calcext:value-type="date">
            <text:p>09/09/1955</text:p>
          </table:table-cell>
          <table:table-cell table:style-name="ce8" table:formula="of:=(TODAY()-[.D9])/365.25" office:value-type="float" office:value="63.5701574264203" calcext:value-type="float">
            <text:p>64</text:p>
          </table:table-cell>
          <table:table-cell table:style-name="ce5" office:value-type="float" office:value="2125553053" calcext:value-type="float">
            <text:p>(212) 555-3053</text:p>
          </table:table-cell>
          <table:table-cell table:style-name="ce2" office:value-type="string" calcext:value-type="string">
            <text:p>2347 Mahogany</text:p>
          </table:table-cell>
          <table:table-cell table:style-name="ce2" office:value-type="string" calcext:value-type="string">
            <text:p>Salem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20304" calcext:value-type="float">
            <text:p>20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60000" calcext:value-type="currency">
            <text:p>$60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e</text:p>
          </table:table-cell>
          <table:table-cell office:value-type="string" calcext:value-type="string">
            <text:p>Donna</text:p>
          </table:table-cell>
          <table:table-cell table:style-name="ce7" office:value-type="date" office:date-value="1950-12-14" calcext:value-type="date">
            <text:p>14/12/1950</text:p>
          </table:table-cell>
          <table:table-cell table:style-name="ce8" table:formula="of:=(TODAY()-[.D10])/365.25" office:value-type="float" office:value="68.3066392881588" calcext:value-type="float">
            <text:p>68</text:p>
          </table:table-cell>
          <table:table-cell table:style-name="ce5" office:value-type="float" office:value="5155558963" calcext:value-type="float">
            <text:p>(515) 555-8963</text:p>
          </table:table-cell>
          <table:table-cell table:style-name="ce2" office:value-type="string" calcext:value-type="string">
            <text:p>73621 Gum</text:p>
          </table:table-cell>
          <table:table-cell table:style-name="ce2" office:value-type="string" calcext:value-type="string">
            <text:p>Kingston</text:p>
          </table:table-cell>
          <table:table-cell table:style-name="ce1" office:value-type="string" calcext:value-type="string">
            <text:p>MI</text:p>
          </table:table-cell>
          <table:table-cell table:style-name="ce10" office:value-type="float" office:value="43117" calcext:value-type="float">
            <text:p>43117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Detroit</text:p>
          </table:table-cell>
          <table:table-cell table:style-name="ce13" office:value-type="currency" office:currency="USD" office:value="72000" calcext:value-type="currency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pez</text:p>
          </table:table-cell>
          <table:table-cell office:value-type="string" calcext:value-type="string">
            <text:p>Kenneth</text:p>
          </table:table-cell>
          <table:table-cell table:style-name="ce7" office:value-type="date" office:date-value="1983-04-08" calcext:value-type="date">
            <text:p>08/04/1983</text:p>
          </table:table-cell>
          <table:table-cell table:style-name="ce8" table:formula="of:=(TODAY()-[.D11])/365.25" office:value-type="float" office:value="35.9917864476386" calcext:value-type="float">
            <text:p>36</text:p>
          </table:table-cell>
          <table:table-cell table:style-name="ce5" office:value-type="float" office:value="8705552035" calcext:value-type="float">
            <text:p>(870) 555-2035</text:p>
          </table:table-cell>
          <table:table-cell table:style-name="ce2" office:value-type="string" calcext:value-type="string">
            <text:p>19257 Hawthorne</text:p>
          </table:table-cell>
          <table:table-cell table:style-name="ce2" office:value-type="string" calcext:value-type="string">
            <text:p>Oakland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20304" calcext:value-type="float">
            <text:p>20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73000" calcext:value-type="currency">
            <text:p>$7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table:style-name="ce7" office:value-type="date" office:date-value="1975-02-02" calcext:value-type="date">
            <text:p>02/02/1975</text:p>
          </table:table-cell>
          <table:table-cell table:style-name="ce8" table:formula="of:=(TODAY()-[.D12])/365.25" office:value-type="float" office:value="44.1697467488022" calcext:value-type="float">
            <text:p>44</text:p>
          </table:table-cell>
          <table:table-cell table:style-name="ce5" office:value-type="float" office:value="7545552341" calcext:value-type="float">
            <text:p>(754) 555-2341</text:p>
          </table:table-cell>
          <table:table-cell table:style-name="ce2" office:value-type="string" calcext:value-type="string">
            <text:p>926 Cherry</text:p>
          </table:table-cell>
          <table:table-cell table:style-name="ce2" office:value-type="string" calcext:value-type="string">
            <text:p>Greenville</text:p>
          </table:table-cell>
          <table:table-cell table:style-name="ce1" office:value-type="string" calcext:value-type="string">
            <text:p>MI</text:p>
          </table:table-cell>
          <table:table-cell table:style-name="ce10" office:value-type="float" office:value="36216" calcext:value-type="float">
            <text:p>36216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Detroit</text:p>
          </table:table-cell>
          <table:table-cell table:style-name="ce13" office:value-type="currency" office:currency="USD" office:value="72000" calcext:value-type="currency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driguez</text:p>
          </table:table-cell>
          <table:table-cell office:value-type="string" calcext:value-type="string">
            <text:p>Lisa</text:p>
          </table:table-cell>
          <table:table-cell table:style-name="ce7" office:value-type="date" office:date-value="1963-12-23" calcext:value-type="date">
            <text:p>23/12/1963</text:p>
          </table:table-cell>
          <table:table-cell table:style-name="ce8" table:formula="of:=(TODAY()-[.D13])/365.25" office:value-type="float" office:value="55.2826830937714" calcext:value-type="float">
            <text:p>55</text:p>
          </table:table-cell>
          <table:table-cell table:style-name="ce5" office:value-type="float" office:value="2895351135" calcext:value-type="float">
            <text:p>(289) 535-1135</text:p>
          </table:table-cell>
          <table:table-cell table:style-name="ce2" office:value-type="string" calcext:value-type="string">
            <text:p>838 Elm</text:p>
          </table:table-cell>
          <table:table-cell table:style-name="ce2" office:value-type="string" calcext:value-type="string">
            <text:p>Riverside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20304" calcext:value-type="float">
            <text:p>20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71000" calcext:value-type="currency">
            <text:p>$71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rson</text:p>
          </table:table-cell>
          <table:table-cell office:value-type="string" calcext:value-type="string">
            <text:p>Patricia</text:p>
          </table:table-cell>
          <table:table-cell table:style-name="ce7" office:value-type="date" office:date-value="1960-07-07" calcext:value-type="date">
            <text:p>07/07/1960</text:p>
          </table:table-cell>
          <table:table-cell table:style-name="ce8" table:formula="of:=(TODAY()-[.D14])/365.25" office:value-type="float" office:value="58.7433264887064" calcext:value-type="float">
            <text:p>59</text:p>
          </table:table-cell>
          <table:table-cell table:style-name="ce5" office:value-type="float" office:value="4155530654" calcext:value-type="float">
            <text:p>(415) 553-0654</text:p>
          </table:table-cell>
          <table:table-cell table:style-name="ce2" office:value-type="string" calcext:value-type="string">
            <text:p>6938 Pine</text:p>
          </table:table-cell>
          <table:table-cell table:style-name="ce2" office:value-type="string" calcext:value-type="string">
            <text:p>Arlington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68499" calcext:value-type="float">
            <text:p>68499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33000" calcext:value-type="currency">
            <text:p>$3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ams</text:p>
          </table:table-cell>
          <table:table-cell office:value-type="string" calcext:value-type="string">
            <text:p>Brian</text:p>
          </table:table-cell>
          <table:table-cell table:style-name="ce7" office:value-type="date" office:date-value="1973-05-16" calcext:value-type="date">
            <text:p>16/05/1973</text:p>
          </table:table-cell>
          <table:table-cell table:style-name="ce8" table:formula="of:=(TODAY()-[.D15])/365.25" office:value-type="float" office:value="45.886379192334" calcext:value-type="float">
            <text:p>46</text:p>
          </table:table-cell>
          <table:table-cell table:style-name="ce5" office:value-type="float" office:value="3375553054" calcext:value-type="float">
            <text:p>(337) 555-3054</text:p>
          </table:table-cell>
          <table:table-cell table:style-name="ce2" office:value-type="string" calcext:value-type="string">
            <text:p>3485 Hickory</text:p>
          </table:table-cell>
          <table:table-cell table:style-name="ce2" office:value-type="string" calcext:value-type="string">
            <text:p>Farmington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30267" calcext:value-type="float">
            <text:p>30267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39000" calcext:value-type="currency">
            <text:p>$39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right</text:p>
          </table:table-cell>
          <table:table-cell office:value-type="string" calcext:value-type="string">
            <text:p>George</text:p>
          </table:table-cell>
          <table:table-cell table:style-name="ce7" office:value-type="date" office:date-value="1986-04-05" calcext:value-type="date">
            <text:p>05/04/1986</text:p>
          </table:table-cell>
          <table:table-cell table:style-name="ce8" table:formula="of:=(TODAY()-[.D16])/365.25" office:value-type="float" office:value="32.9993155373032" calcext:value-type="float">
            <text:p>33</text:p>
          </table:table-cell>
          <table:table-cell table:style-name="ce5" office:value-type="float" office:value="9135553053" calcext:value-type="float">
            <text:p>(913) 555-3053</text:p>
          </table:table-cell>
          <table:table-cell table:style-name="ce2" office:value-type="string" calcext:value-type="string">
            <text:p>3713 Walnut</text:p>
          </table:table-cell>
          <table:table-cell table:style-name="ce2" office:value-type="string" calcext:value-type="string">
            <text:p>Centerville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36216" calcext:value-type="float">
            <text:p>36216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53000" calcext:value-type="currency">
            <text:p>$5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Helen</text:p>
          </table:table-cell>
          <table:table-cell table:style-name="ce7" office:value-type="date" office:date-value="1984-11-02" calcext:value-type="date">
            <text:p>02/11/1984</text:p>
          </table:table-cell>
          <table:table-cell table:style-name="ce8" table:formula="of:=(TODAY()-[.D17])/365.25" office:value-type="float" office:value="34.4202600958248" calcext:value-type="float">
            <text:p>34</text:p>
          </table:table-cell>
          <table:table-cell table:style-name="ce5" office:value-type="float" office:value="8185557141" calcext:value-type="float">
            <text:p>(818) 555-7141</text:p>
          </table:table-cell>
          <table:table-cell table:style-name="ce2" office:value-type="string" calcext:value-type="string">
            <text:p>9789 Redwood</text:p>
          </table:table-cell>
          <table:table-cell table:style-name="ce2" office:value-type="string" calcext:value-type="string">
            <text:p>Dayton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68499" calcext:value-type="float">
            <text:p>68499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64000" calcext:value-type="currency">
            <text:p>$64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table:style-name="ce7" office:value-type="date" office:date-value="1945-11-08" calcext:value-type="date">
            <text:p>08/11/1945</text:p>
          </table:table-cell>
          <table:table-cell table:style-name="ce8" table:formula="of:=(TODAY()-[.D18])/365.25" office:value-type="float" office:value="73.4045174537988" calcext:value-type="float">
            <text:p>73</text:p>
          </table:table-cell>
          <table:table-cell table:style-name="ce5" office:value-type="float" office:value="1235551234" calcext:value-type="float">
            <text:p>(123) 555-1234</text:p>
          </table:table-cell>
          <table:table-cell table:style-name="ce2" office:value-type="string" calcext:value-type="string">
            <text:p>123 Maple</text:p>
          </table:table-cell>
          <table:table-cell table:style-name="ce2" office:value-type="string" calcext:value-type="string">
            <text:p>Franklin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4317" calcext:value-type="float">
            <text:p>04317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ore</text:p>
          </table:table-cell>
          <table:table-cell office:value-type="string" calcext:value-type="string">
            <text:p>Joseph</text:p>
          </table:table-cell>
          <table:table-cell table:style-name="ce7" office:value-type="date" office:date-value="1979-10-13" calcext:value-type="date">
            <text:p>13/10/1979</text:p>
          </table:table-cell>
          <table:table-cell table:style-name="ce8" table:formula="of:=(TODAY()-[.D19])/365.25" office:value-type="float" office:value="39.4770704996578" calcext:value-type="float">
            <text:p>39</text:p>
          </table:table-cell>
          <table:table-cell table:style-name="ce5" office:value-type="float" office:value="6615551234" calcext:value-type="float">
            <text:p>(661) 555-1234</text:p>
          </table:table-cell>
          <table:table-cell table:style-name="ce2" office:value-type="string" calcext:value-type="string">
            <text:p>3950 Dogwood</text:p>
          </table:table-cell>
          <table:table-cell table:style-name="ce2" office:value-type="string" calcext:value-type="string">
            <text:p>Washington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30267" calcext:value-type="float">
            <text:p>30267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26000" calcext:value-type="currency">
            <text:p>$2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binson</text:p>
          </table:table-cell>
          <table:table-cell office:value-type="string" calcext:value-type="string">
            <text:p>Karen</text:p>
          </table:table-cell>
          <table:table-cell table:style-name="ce7" office:value-type="date" office:date-value="1981-08-25" calcext:value-type="date">
            <text:p>25/08/1981</text:p>
          </table:table-cell>
          <table:table-cell table:style-name="ce8" table:formula="of:=(TODAY()-[.D20])/365.25" office:value-type="float" office:value="37.6098562628337" calcext:value-type="float">
            <text:p>38</text:p>
          </table:table-cell>
          <table:table-cell table:style-name="ce5" office:value-type="float" office:value="3105552360" calcext:value-type="float">
            <text:p>(310) 555-2360</text:p>
          </table:table-cell>
          <table:table-cell table:style-name="ce2" office:value-type="string" calcext:value-type="string">
            <text:p>98342 Juniper</text:p>
          </table:table-cell>
          <table:table-cell table:style-name="ce2" office:value-type="string" calcext:value-type="string">
            <text:p>Lexington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wis</text:p>
          </table:table-cell>
          <table:table-cell office:value-type="string" calcext:value-type="string">
            <text:p>Sandra</text:p>
          </table:table-cell>
          <table:table-cell table:style-name="ce7" office:value-type="date" office:date-value="1984-11-18" calcext:value-type="date">
            <text:p>18/11/1984</text:p>
          </table:table-cell>
          <table:table-cell table:style-name="ce8" table:formula="of:=(TODAY()-[.D21])/365.25" office:value-type="float" office:value="34.3764544832307" calcext:value-type="float">
            <text:p>34</text:p>
          </table:table-cell>
          <table:table-cell table:style-name="ce5" office:value-type="float" office:value="6235550303" calcext:value-type="float">
            <text:p>(623) 555-0303</text:p>
          </table:table-cell>
          <table:table-cell table:style-name="ce2" office:value-type="string" calcext:value-type="string">
            <text:p>2390 Sumac</text:p>
          </table:table-cell>
          <table:table-cell table:style-name="ce2" office:value-type="string" calcext:value-type="string">
            <text:p>Cleveland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35167" calcext:value-type="float">
            <text:p>35167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55000" calcext:value-type="currency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ll</text:p>
          </table:table-cell>
          <table:table-cell office:value-type="string" calcext:value-type="string">
            <text:p>Steven</text:p>
          </table:table-cell>
          <table:table-cell table:style-name="ce7" office:value-type="date" office:date-value="1971-11-07" calcext:value-type="date">
            <text:p>07/11/1971</text:p>
          </table:table-cell>
          <table:table-cell table:style-name="ce8" table:formula="of:=(TODAY()-[.D22])/365.25" office:value-type="float" office:value="47.4086242299795" calcext:value-type="float">
            <text:p>47</text:p>
          </table:table-cell>
          <table:table-cell table:style-name="ce5" office:value-type="float" office:value="3375553902" calcext:value-type="float">
            <text:p>(337) 555-3902</text:p>
          </table:table-cell>
          <table:table-cell table:style-name="ce2" office:value-type="string" calcext:value-type="string">
            <text:p>39593 Cork</text:p>
          </table:table-cell>
          <table:table-cell table:style-name="ce2" office:value-type="string" calcext:value-type="string">
            <text:p>Dover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35829" calcext:value-type="float">
            <text:p>35829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55000" calcext:value-type="currency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ark</text:p>
          </table:table-cell>
          <table:table-cell office:value-type="string" calcext:value-type="string">
            <text:p>Nancy</text:p>
          </table:table-cell>
          <table:table-cell table:style-name="ce7" office:value-type="date" office:date-value="1978-10-03" calcext:value-type="date">
            <text:p>03/10/1978</text:p>
          </table:table-cell>
          <table:table-cell table:style-name="ce8" table:formula="of:=(TODAY()-[.D23])/365.25" office:value-type="float" office:value="40.5037645448323" calcext:value-type="float">
            <text:p>41</text:p>
          </table:table-cell>
          <table:table-cell table:style-name="ce5" office:value-type="float" office:value="9075559503" calcext:value-type="float">
            <text:p>(907) 555-9503</text:p>
          </table:table-cell>
          <table:table-cell table:style-name="ce2" office:value-type="string" calcext:value-type="string">
            <text:p>3653 Magnolia</text:p>
          </table:table-cell>
          <table:table-cell table:style-name="ce2" office:value-type="string" calcext:value-type="string">
            <text:p>Milford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36216" calcext:value-type="float">
            <text:p>36216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lker</text:p>
          </table:table-cell>
          <table:table-cell office:value-type="string" calcext:value-type="string">
            <text:p>Ruth</text:p>
          </table:table-cell>
          <table:table-cell table:style-name="ce7" office:value-type="date" office:date-value="1959-11-14" calcext:value-type="date">
            <text:p>14/11/1959</text:p>
          </table:table-cell>
          <table:table-cell table:style-name="ce8" table:formula="of:=(TODAY()-[.D24])/365.25" office:value-type="float" office:value="59.3894592744695" calcext:value-type="float">
            <text:p>59</text:p>
          </table:table-cell>
          <table:table-cell table:style-name="ce5" office:value-type="float" office:value="7015550313" calcext:value-type="float">
            <text:p>(701) 555-0313</text:p>
          </table:table-cell>
          <table:table-cell table:style-name="ce2" office:value-type="string" calcext:value-type="string">
            <text:p>1218 Beech</text:p>
          </table:table-cell>
          <table:table-cell table:style-name="ce2" office:value-type="string" calcext:value-type="string">
            <text:p>Hudson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68499" calcext:value-type="float">
            <text:p>68499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55000" calcext:value-type="currency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ompson</text:p>
          </table:table-cell>
          <table:table-cell office:value-type="string" calcext:value-type="string">
            <text:p>Donald</text:p>
          </table:table-cell>
          <table:table-cell table:style-name="ce7" office:value-type="date" office:date-value="1961-03-13" calcext:value-type="date">
            <text:p>13/03/1961</text:p>
          </table:table-cell>
          <table:table-cell table:style-name="ce8" table:formula="of:=(TODAY()-[.D25])/365.25" office:value-type="float" office:value="58.0616016427105" calcext:value-type="float">
            <text:p>58</text:p>
          </table:table-cell>
          <table:table-cell table:style-name="ce5" office:value-type="float" office:value="5015558492" calcext:value-type="float">
            <text:p>(501) 555-8492</text:p>
          </table:table-cell>
          <table:table-cell table:style-name="ce2" office:value-type="string" calcext:value-type="string">
            <text:p>11284 Cottenwood</text:p>
          </table:table-cell>
          <table:table-cell table:style-name="ce2" office:value-type="string" calcext:value-type="string">
            <text:p>Milton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30267" calcext:value-type="float">
            <text:p>30267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Edward</text:p>
          </table:table-cell>
          <table:table-cell table:style-name="ce7" office:value-type="date" office:date-value="1984-09-15" calcext:value-type="date">
            <text:p>15/09/1984</text:p>
          </table:table-cell>
          <table:table-cell table:style-name="ce8" table:formula="of:=(TODAY()-[.D26])/365.25" office:value-type="float" office:value="34.5516769336071" calcext:value-type="float">
            <text:p>35</text:p>
          </table:table-cell>
          <table:table-cell table:style-name="ce5" office:value-type="float" office:value="9035555353" calcext:value-type="float">
            <text:p>(903) 555-5353</text:p>
          </table:table-cell>
          <table:table-cell table:style-name="ce2" office:value-type="string" calcext:value-type="string">
            <text:p>5555 Tree</text:p>
          </table:table-cell>
          <table:table-cell table:style-name="ce2" office:value-type="string" calcext:value-type="string">
            <text:p>Newport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53000" calcext:value-type="currency">
            <text:p>$5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l</text:p>
          </table:table-cell>
          <table:table-cell office:value-type="string" calcext:value-type="string">
            <text:p>Sharon</text:p>
          </table:table-cell>
          <table:table-cell table:style-name="ce7" office:value-type="date" office:date-value="1989-09-10" calcext:value-type="date">
            <text:p>10/09/1989</text:p>
          </table:table-cell>
          <table:table-cell table:style-name="ce8" table:formula="of:=(TODAY()-[.D27])/365.25" office:value-type="float" office:value="29.5660506502396" calcext:value-type="float">
            <text:p>30</text:p>
          </table:table-cell>
          <table:table-cell table:style-name="ce5" office:value-type="float" office:value="2125559305" calcext:value-type="float">
            <text:p>(212) 555-9305</text:p>
          </table:table-cell>
          <table:table-cell table:style-name="ce2" office:value-type="string" calcext:value-type="string">
            <text:p>395 Fir</text:p>
          </table:table-cell>
          <table:table-cell table:style-name="ce2" office:value-type="string" calcext:value-type="string">
            <text:p>Winchester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42134" calcext:value-type="float">
            <text:p>42134</text:p>
          </table:table-cell>
          <table:table-cell table:style-name="ce2" office:value-type="string" calcext:value-type="string">
            <text:p>Manufacturing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61000" calcext:value-type="currency">
            <text:p>$61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Mark</text:p>
          </table:table-cell>
          <table:table-cell table:style-name="ce7" office:value-type="date" office:date-value="1971-03-15" calcext:value-type="date">
            <text:p>15/03/1971</text:p>
          </table:table-cell>
          <table:table-cell table:style-name="ce8" table:formula="of:=(TODAY()-[.D28])/365.25" office:value-type="float" office:value="48.0574948665298" calcext:value-type="float">
            <text:p>48</text:p>
          </table:table-cell>
          <table:table-cell table:style-name="ce5" office:value-type="float" office:value="9185553905" calcext:value-type="float">
            <text:p>(918) 555-3905</text:p>
          </table:table-cell>
          <table:table-cell table:style-name="ce2" office:value-type="string" calcext:value-type="string">
            <text:p>8743 Poplar</text:p>
          </table:table-cell>
          <table:table-cell table:style-name="ce2" office:value-type="string" calcext:value-type="string">
            <text:p>Jackson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2" office:value-type="string" calcext:value-type="string">
            <text:p>Manufacturing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40000" calcext:value-type="currency">
            <text:p>$40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Daniel</text:p>
          </table:table-cell>
          <table:table-cell table:style-name="ce7" office:value-type="date" office:date-value="1954-11-10" calcext:value-type="date">
            <text:p>10/11/1954</text:p>
          </table:table-cell>
          <table:table-cell table:style-name="ce8" table:formula="of:=(TODAY()-[.D29])/365.25" office:value-type="float" office:value="64.3997262149213" calcext:value-type="float">
            <text:p>64</text:p>
          </table:table-cell>
          <table:table-cell table:style-name="ce5" office:value-type="float" office:value="8065552953" calcext:value-type="float">
            <text:p>(806) 555-2953</text:p>
          </table:table-cell>
          <table:table-cell table:style-name="ce2" office:value-type="string" calcext:value-type="string">
            <text:p>1134 Pinacceae</text:p>
          </table:table-cell>
          <table:table-cell table:style-name="ce2" office:value-type="string" calcext:value-type="string">
            <text:p>Clayton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35829" calcext:value-type="float">
            <text:p>35829</text:p>
          </table:table-cell>
          <table:table-cell table:style-name="ce2" office:value-type="string" calcext:value-type="string">
            <text:p>Manufacturing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27000" calcext:value-type="currency">
            <text:p>$27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omas</text:p>
          </table:table-cell>
          <table:table-cell office:value-type="string" calcext:value-type="string">
            <text:p>Linda</text:p>
          </table:table-cell>
          <table:table-cell table:style-name="ce7" office:value-type="date" office:date-value="1959-10-07" calcext:value-type="date">
            <text:p>07/10/1959</text:p>
          </table:table-cell>
          <table:table-cell table:style-name="ce8" table:formula="of:=(TODAY()-[.D30])/365.25" office:value-type="float" office:value="59.4934976043806" calcext:value-type="float">
            <text:p>59</text:p>
          </table:table-cell>
          <table:table-cell table:style-name="ce5" office:value-type="float" office:value="6505552960" calcext:value-type="float">
            <text:p>(650) 555-2960</text:p>
          </table:table-cell>
          <table:table-cell table:style-name="ce2" office:value-type="string" calcext:value-type="string">
            <text:p>9283 Cedar</text:p>
          </table:table-cell>
          <table:table-cell table:style-name="ce2" office:value-type="string" calcext:value-type="string">
            <text:p>Burlington</text:p>
          </table:table-cell>
          <table:table-cell table:style-name="ce1" office:value-type="string" calcext:value-type="string">
            <text:p>NY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2" office:value-type="string" calcext:value-type="string">
            <text:p>Marketing</text:p>
          </table:table-cell>
          <table:table-cell office:value-type="string" calcext:value-type="string">
            <text:p>New York</text:p>
          </table:table-cell>
          <table:table-cell table:style-name="ce13" office:value-type="currency" office:currency="USD" office:value="35000" calcext:value-type="currency">
            <text:p>$3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Barbara</text:p>
          </table:table-cell>
          <table:table-cell table:style-name="ce7" office:value-type="date" office:date-value="1949-05-15" calcext:value-type="date">
            <text:p>15/05/1949</text:p>
          </table:table-cell>
          <table:table-cell table:style-name="ce8" table:formula="of:=(TODAY()-[.D31])/365.25" office:value-type="float" office:value="69.8891170431211" calcext:value-type="float">
            <text:p>70</text:p>
          </table:table-cell>
          <table:table-cell table:style-name="ce5" office:value-type="float" office:value="7875555411" calcext:value-type="float">
            <text:p>(787) 555-5411</text:p>
          </table:table-cell>
          <table:table-cell table:style-name="ce2" office:value-type="string" calcext:value-type="string">
            <text:p>4848 Ivy</text:p>
          </table:table-cell>
          <table:table-cell table:style-name="ce2" office:value-type="string" calcext:value-type="string">
            <text:p>Manchester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36216" calcext:value-type="float">
            <text:p>36216</text:p>
          </table:table-cell>
          <table:table-cell table:style-name="ce2" office:value-type="string" calcext:value-type="string">
            <text:p>Marketing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68000" calcext:value-type="currency">
            <text:p>$68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hnson</text:p>
          </table:table-cell>
          <table:table-cell office:value-type="string" calcext:value-type="string">
            <text:p>Robert</text:p>
          </table:table-cell>
          <table:table-cell table:style-name="ce7" office:value-type="date" office:date-value="1955-11-19" calcext:value-type="date">
            <text:p>19/11/1955</text:p>
          </table:table-cell>
          <table:table-cell table:style-name="ce8" table:formula="of:=(TODAY()-[.D32])/365.25" office:value-type="float" office:value="63.3757700205339" calcext:value-type="float">
            <text:p>63</text:p>
          </table:table-cell>
          <table:table-cell table:style-name="ce5" office:value-type="float" office:value="3135551987" calcext:value-type="float">
            <text:p>(313) 555-1987</text:p>
          </table:table-cell>
          <table:table-cell table:style-name="ce2" office:value-type="string" calcext:value-type="string">
            <text:p>7886 Oak</text:p>
          </table:table-cell>
          <table:table-cell table:style-name="ce2" office:value-type="string" calcext:value-type="string">
            <text:p>Clinton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68499" calcext:value-type="float">
            <text:p>68499</text:p>
          </table:table-cell>
          <table:table-cell table:style-name="ce2" office:value-type="string" calcext:value-type="string">
            <text:p>Security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37000" calcext:value-type="currency">
            <text:p>$37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rcia</text:p>
          </table:table-cell>
          <table:table-cell office:value-type="string" calcext:value-type="string">
            <text:p>Betty</text:p>
          </table:table-cell>
          <table:table-cell table:style-name="ce7" office:value-type="date" office:date-value="1984-01-27" calcext:value-type="date">
            <text:p>27/01/1984</text:p>
          </table:table-cell>
          <table:table-cell table:style-name="ce8" table:formula="of:=(TODAY()-[.D33])/365.25" office:value-type="float" office:value="35.1868583162218" calcext:value-type="float">
            <text:p>35</text:p>
          </table:table-cell>
          <table:table-cell table:style-name="ce5" office:value-type="float" office:value="8705552064" calcext:value-type="float">
            <text:p>(870) 555-2064</text:p>
          </table:table-cell>
          <table:table-cell table:style-name="ce2" office:value-type="string" calcext:value-type="string">
            <text:p>2345 Crabapple</text:p>
          </table:table-cell>
          <table:table-cell table:style-name="ce2" office:value-type="string" calcext:value-type="string">
            <text:p>Auburn</text:p>
          </table:table-cell>
          <table:table-cell table:style-name="ce1" office:value-type="string" calcext:value-type="string">
            <text:p>IL</text:p>
          </table:table-cell>
          <table:table-cell table:style-name="ce10" office:value-type="float" office:value="4233" calcext:value-type="float">
            <text:p>04233</text:p>
          </table:table-cell>
          <table:table-cell table:style-name="ce2" office:value-type="string" calcext:value-type="string">
            <text:p>Security</text:p>
          </table:table-cell>
          <table:table-cell office:value-type="string" calcext:value-type="string">
            <text:p>Chicago</text:p>
          </table:table-cell>
          <table:table-cell table:style-name="ce13" office:value-type="currency" office:currency="USD" office:value="34000" calcext:value-type="currency">
            <text:p>$34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Charles</text:p>
          </table:table-cell>
          <table:table-cell table:style-name="ce7" office:value-type="date" office:date-value="1990-05-20" calcext:value-type="date">
            <text:p>20/05/1990</text:p>
          </table:table-cell>
          <table:table-cell table:style-name="ce8" table:formula="of:=(TODAY()-[.D34])/365.25" office:value-type="float" office:value="28.8761122518823" calcext:value-type="float">
            <text:p>29</text:p>
          </table:table-cell>
          <table:table-cell table:style-name="ce5" office:value-type="float" office:value="8585552853" calcext:value-type="float">
            <text:p>(858) 555-2853</text:p>
          </table:table-cell>
          <table:table-cell table:style-name="ce2" office:value-type="string" calcext:value-type="string">
            <text:p>3579 Birch</text:p>
          </table:table-cell>
          <table:table-cell table:style-name="ce2" office:value-type="string" calcext:value-type="string">
            <text:p>Madison</text:p>
          </table:table-cell>
          <table:table-cell table:style-name="ce1" office:value-type="string" calcext:value-type="string">
            <text:p>GA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2" office:value-type="string" calcext:value-type="string">
            <text:p>Security</text:p>
          </table:table-cell>
          <table:table-cell office:value-type="string" calcext:value-type="string">
            <text:p>Atlanta</text:p>
          </table:table-cell>
          <table:table-cell table:style-name="ce13" office:value-type="currency" office:currency="USD" office:value="45000" calcext:value-type="currency">
            <text:p>$45,000.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ata Sheet'.O12:'Data Sheet'.O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2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2" number:language="en" number:country="US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2P0"/>
    </number:currency-style>
    <number:number-style style:name="N107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08">
      <number:number number:decimal-places="0" loext:min-decimal-places="0" number:min-integer-digits="5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 style:data-style-name="N2" text:time-value="08:07:01.574340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heFrugalComputerGuy</meta:initial-creator>
    <meta:creation-date>2011-08-03T20:10:23Z</meta:creation-date>
    <dc:date>2019-04-05T08:08:07.109463795</dc:date>
    <meta:editing-cycles>9</meta:editing-cycles>
    <meta:editing-duration>PT31M48S</meta:editing-duration>
    <meta:document-statistic meta:table-count="1" meta:cell-count="372" meta:object-count="0"/>
  </office:meta>
</office:document-meta>
</file>